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64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GDP (current USD)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422,215,043,594.3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385,605,506,848.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357,045,064,669.8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358,135,057,862.5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403,137,100,068.1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390,107,556,160.7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374,590,605,854.3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350,666,031,313.8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289,787,338,325.4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253,547,358,747.4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315,474,615,738.6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257,916,133,424.1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222,116,541,865.2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180,617,467,964.6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147,824,370,319.9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string" calcext:value-type="string">
            <text:p>124,346,358,066.7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string" calcext:value-type="string">
            <text:p>109,816,201,497.6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string" calcext:value-type="string">
            <text:p>103,311,640,571.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104,337,372,362.2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string" calcext:value-type="string">
            <text:p>84,445,473,111.0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75,674,336,283.2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78,839,008,444.6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73,571,233,996.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5">00/00/0000</text:date>, <text:time style:data-style-name="N2" text:time-value="13:46:58.446958492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05T11:53:43.500518117</meta:creation-date>
    <dc:date>2022-06-15T15:35:34.105884748</dc:date>
    <meta:editing-duration>PT7H27M21S</meta:editing-duration>
    <meta:editing-cycles>180</meta:editing-cycles>
    <meta:generator>LibreOffice/7.2.6.2$Linux_X86_64 LibreOffice_project/20$Build-2</meta:generator>
    <meta:document-statistic meta:table-count="1" meta:cell-count="48" meta:object-count="0"/>
  </office:meta>
</office:document-meta>
</file>